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134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2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6"/>
    <style:style style:name="ce14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6-2017'.E2"/>
    </style:style>
    <style:style style:name="ce19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7-2018'.E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7-2018'.E2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8-2019'.E2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19-2020'.E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21-2022'.E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0" style:apply-style-name="Verlaengerung" style:base-cell-address="'2021-2022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2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2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18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2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table:style-name="ce18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2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2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75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7-2018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2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2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2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2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2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2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0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2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2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2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2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2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2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2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2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2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2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2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/>
          <table:table-cell table:style-name="ce21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table:style-name="ce20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 table:style-name="ce21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/>
          <table:table-cell table:style-name="ce21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5" calcext:value-type="float">
            <text:p>5</text:p>
          </table:table-cell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2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2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5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>
          <table:table-cell table:number-columns-repeated="4"/>
          <table:table-cell table:style-name="ce22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8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table table:name="2019-2020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Wechselnde Partner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19-09-09" calcext:value-type="date">
            <text:p>09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/>
          <table:table-cell office:value-type="string" calcext:value-type="string">
            <text:p>Chrischi</text:p>
          </table:table-cell>
          <table:table-cell table:number-columns-repeated="47"/>
        </table:table-row>
        <table:table-row table:style-name="ro1">
          <table:table-cell office:value-type="date" office:date-value="2019-09-11" calcext:value-type="date">
            <text:p>11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3"/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1" calcext:value-type="float">
            <text:p>1</text:p>
          </table:table-cell>
          <table:table-cell/>
          <table:table-cell office:value-type="string" calcext:value-type="string">
            <text:p>Chrischi</text:p>
          </table:table-cell>
          <table:table-cell table:number-columns-repeated="47"/>
        </table:table-row>
        <table:table-row table:style-name="ro1">
          <table:table-cell office:value-type="date" office:date-value="2019-09-16" calcext:value-type="date">
            <text:p>16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/>
          <table:table-cell table:style-name="ce23"/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32" table:formula="of:=COUNTIF([.D4:.L4];IF([.N4]=&quot;+&quot;;&quot;-&quot;;&quot;+&quot;))" office:value-type="float" office:value="1" calcext:value-type="float">
            <text:p>1</text:p>
          </table:table-cell>
          <table:table-cell/>
          <table:table-cell office:value-type="string" calcext:value-type="string">
            <text:p>Chrischi</text:p>
          </table:table-cell>
          <table:table-cell table:number-columns-repeated="47"/>
        </table:table-row>
        <table:table-row table:style-name="ro1">
          <table:table-cell office:value-type="date" office:date-value="2019-09-23" calcext:value-type="date">
            <text:p>23.09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3"/>
          <table:table-cell/>
          <table:table-cell table:style-name="ce23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2" table:formula="of:=COUNTIF([.D5:.L5];IF([.N5]=&quot;+&quot;;&quot;-&quot;;&quot;+&quot;))" office:value-type="float" office:value="0" calcext:value-type="float">
            <text:p>0</text:p>
          </table:table-cell>
          <table:table-cell/>
          <table:table-cell office:value-type="string" calcext:value-type="string">
            <text:p>Chrischi</text:p>
          </table:table-cell>
          <table:table-cell table:number-columns-repeated="47"/>
        </table:table-row>
        <table:table-row table:style-name="ro1">
          <table:table-cell office:value-type="date" office:date-value="2020-01-10" calcext:value-type="date">
            <text:p>10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2" table:formula="of:=COUNTIF([.D6:.L6];IF([.N6]=&quot;+&quot;;&quot;-&quot;;&quot;+&quot;))" office:value-type="float" office:value="2" calcext:value-type="float">
            <text:p>2</text:p>
          </table:table-cell>
          <table:table-cell/>
          <table:table-cell office:value-type="string" calcext:value-type="string">
            <text:p>Markus</text:p>
          </table:table-cell>
          <table:table-cell table:number-columns-repeated="47"/>
        </table:table-row>
        <table:table-row table:style-name="ro1">
          <table:table-cell office:value-type="date" office:date-value="2020-01-20" calcext:value-type="date">
            <text:p>20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32" table:formula="of:=COUNTIF([.D7:.L7];IF([.N7]=&quot;+&quot;;&quot;-&quot;;&quot;+&quot;))" office:value-type="float" office:value="2" calcext:value-type="float">
            <text:p>2</text:p>
          </table:table-cell>
          <table:table-cell/>
          <table:table-cell office:value-type="string" calcext:value-type="string">
            <text:p>Reno</text:p>
          </table:table-cell>
          <table:table-cell table:number-columns-repeated="47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23"/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2" table:formula="of:=COUNTIF([.D8:.L8];IF([.N8]=&quot;+&quot;;&quot;-&quot;;&quot;+&quot;))" office:value-type="float" office:value="1" calcext:value-type="float">
            <text:p>1</text:p>
          </table:table-cell>
          <table:table-cell/>
          <table:table-cell office:value-type="string" calcext:value-type="string">
            <text:p>Reno</text:p>
          </table:table-cell>
          <table:table-cell table:number-columns-repeated="47"/>
        </table:table-row>
        <table:table-row table:style-name="ro1">
          <table:table-cell office:value-type="date" office:date-value="2020-01-31" calcext:value-type="date">
            <text:p>31.01.2020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style-name="ce23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2" table:formula="of:=COUNTIF([.D9:.L9];IF([.N9]=&quot;+&quot;;&quot;-&quot;;&quot;+&quot;))" office:value-type="float" office:value="1" calcext:value-type="float">
            <text:p>1</text:p>
          </table:table-cell>
          <table:table-cell/>
          <table:table-cell office:value-type="string" calcext:value-type="string">
            <text:p>Reno</text:p>
          </table:table-cell>
          <table:table-cell table:number-columns-repeated="47"/>
        </table:table-row>
        <table:table-row table:style-name="ro1">
          <table:table-cell office:value-type="date" office:date-value="2020-02-06" calcext:value-type="date">
            <text:p>06.02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2" table:formula="of:=COUNTIF([.D10:.L10];IF([.N10]=&quot;+&quot;;&quot;-&quot;;&quot;+&quot;))" office:value-type="float" office:value="2" calcext:value-type="float">
            <text:p>2</text:p>
          </table:table-cell>
          <table:table-cell/>
          <table:table-cell office:value-type="string" calcext:value-type="string">
            <text:p>Markus</text:p>
          </table:table-cell>
          <table:table-cell table:number-columns-repeated="47"/>
        </table:table-row>
        <table:table-row table:style-name="ro1">
          <table:table-cell office:value-type="date" office:date-value="2020-02-10" calcext:value-type="date">
            <text:p>10.02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table:style-name="ce23"/>
          <table:table-cell/>
          <table:table-cell table:style-name="ce23"/>
          <table:table-cell table:style-name="ce20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2" table:formula="of:=COUNTIF([.D11:.L11];IF([.N11]=&quot;+&quot;;&quot;-&quot;;&quot;+&quot;))" office:value-type="float" office:value="0" calcext:value-type="float">
            <text:p>0</text:p>
          </table:table-cell>
          <table:table-cell/>
          <table:table-cell office:value-type="string" calcext:value-type="string">
            <text:p>Markus</text:p>
          </table:table-cell>
          <table:table-cell table:number-columns-repeated="47"/>
        </table:table-row>
        <table:table-row table:style-name="ro1">
          <table:table-cell office:value-type="date" office:date-value="2020-02-20" calcext:value-type="date">
            <text:p>20.02.2020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3" office:value-type="float" office:value="4" calcext:value-type="float">
            <text:p>4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2" table:formula="of:=COUNTIF([.D12:.L12];IF([.N12]=&quot;+&quot;;&quot;-&quot;;&quot;+&quot;))" office:value-type="float" office:value="2" calcext:value-type="float">
            <text:p>2</text:p>
          </table:table-cell>
          <table:table-cell/>
          <table:table-cell office:value-type="string" calcext:value-type="string">
            <text:p>Markus</text:p>
          </table:table-cell>
          <table:table-cell table:number-columns-repeated="47"/>
        </table:table-row>
        <table:table-row table:style-name="ro1" table:number-rows-repeated="16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 table:number-columns-repeated="51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19-2020'.G2:'2019-2020'.G100 '2019-2020'.I2:'2019-2020'.I100 '2019-2020'.K2:'2019-2020'.K100 '2019-2020'.M2:'2019-2020'.M100 '2019-2020'.E2:'2019-2020'.E100">
            <calcext:condition calcext:apply-style-name="Verlaengerung" calcext:value="&gt;=10" calcext:base-cell-address="'2019-2020'.E2"/>
          </calcext:conditional-format>
        </calcext:conditional-formats>
      </table:table>
      <table:table table:name="2021-2022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4" table:default-cell-style-name="ce17"/>
        <table:table-column table:style-name="co5" table:default-cell-style-name="ce15"/>
        <table:table-column table:style-name="co6" table:default-cell-style-name="ce31"/>
        <table:table-column table:style-name="co7" table:default-cell-style-name="ce15"/>
        <table:table-column table:style-name="co8" table:number-columns-repeated="49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4" office:value-type="string" calcext:value-type="string">
            <text:p>H/A</text:p>
          </table:table-cell>
          <table:table-cell table:style-name="ce16" office:value-type="string" calcext:value-type="string">
            <text:p>S1</text:p>
          </table:table-cell>
          <table:table-cell table:style-name="ce14" office:value-type="string" calcext:value-type="string">
            <text:p>S1P</text:p>
          </table:table-cell>
          <table:table-cell table:style-name="ce16" office:value-type="string" calcext:value-type="string">
            <text:p>S2</text:p>
          </table:table-cell>
          <table:table-cell table:style-name="ce14" office:value-type="string" calcext:value-type="string">
            <text:p>S2P</text:p>
          </table:table-cell>
          <table:table-cell table:style-name="ce16" office:value-type="string" calcext:value-type="string">
            <text:p>S3</text:p>
          </table:table-cell>
          <table:table-cell table:style-name="ce14" office:value-type="string" calcext:value-type="string">
            <text:p>S3P</text:p>
          </table:table-cell>
          <table:table-cell table:style-name="ce16" office:value-type="string" calcext:value-type="string">
            <text:p>S4</text:p>
          </table:table-cell>
          <table:table-cell table:style-name="ce14" office:value-type="string" calcext:value-type="string">
            <text:p>S4P</text:p>
          </table:table-cell>
          <table:table-cell table:style-name="ce16" office:value-type="string" calcext:value-type="string">
            <text:p>S5</text:p>
          </table:table-cell>
          <table:table-cell table:style-name="ce14" office:value-type="string" calcext:value-type="string">
            <text:p>S5P</text:p>
          </table:table-cell>
          <table:table-cell table:style-name="ce19" office:value-type="string" calcext:value-type="string">
            <text:p>Sets</text:p>
          </table:table-cell>
          <table:table-cell table:style-name="ce14" office:value-type="string" calcext:value-type="string">
            <text:p>SetsP</text:p>
          </table:table-cell>
          <table:table-cell table:style-name="Heading"/>
          <table:table-cell table:style-name="Heading" office:value-type="string" calcext:value-type="string">
            <text:p>Ekkart/Reno</text:p>
          </table:table-cell>
          <table:table-cell table:style-name="Heading" table:number-columns-repeated="47"/>
        </table:table-row>
        <table:table-row table:style-name="ro1">
          <table:table-cell office:value-type="date" office:date-value="2021-09-09" calcext:value-type="date">
            <text:p>09.09.2021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4" office:value-type="float" office:value="6" calcext:value-type="float">
            <text:p>6</text:p>
          </table:table-cell>
          <table:table-cell table:style-name="ce20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2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4"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2" table:formula="of:=COUNTIF([.D3:.L3];IF([.N3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4" office:value-type="float" office:value="7" calcext:value-type="float">
            <text:p>7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2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49"/>
        </table:table-row>
        <table:table-row table:style-name="ro1" table:number-rows-repeated="5"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20"/>
          <table:table-cell table:style-name="ce32"/>
          <table:table-cell table:number-columns-repeated="49"/>
        </table:table-row>
        <table:table-row table:style-name="ro1">
          <table:table-cell table:number-columns-repeated="4"/>
          <table:table-cell table:style-name="ce25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8"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style-name="ce20"/>
          <table:table-cell table:style-name="ce32"/>
          <table:table-cell table:number-columns-repeated="49"/>
        </table:table-row>
        <table:table-row table:style-name="ro1" table:number-rows-repeated="72">
          <table:table-cell table:number-columns-repeated="4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51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2021-2022'.G5:'2021-2022'.G90 '2021-2022'.I5:'2021-2022'.I90 '2021-2022'.K5:'2021-2022'.K90 '2021-2022'.M5:'2021-2022'.M90 '2021-2022'.E2:'2021-2022'.E90 '2021-2022'.G2:'2021-2022'.G4 '2021-2022'.I2:'2021-2022'.I4 '2021-2022'.K2:'2021-2022'.K4 '2021-2022'.M2:'2021-2022'.M4">
            <calcext:condition calcext:apply-style-name="Verlaengerung" calcext:value="&gt;=10" calcext:base-cell-address="'2021-2022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number:min-decimal-places="0" number:min-integer-digits="1"/>
    </number:number-style>
    <number:number-style style:name="N109">
      <style:text-properties fo:color="#ff0000"/>
      <number:text>-</number:text>
      <number:number number:decimal-places="0" number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number:min-decimal-places="0" number:min-integer-digits="1"/>
    </number:number-style>
    <number:number-style style:name="N111">
      <style:text-properties fo:color="#ff0000"/>
      <number:text>-</number:text>
      <number:number number:decimal-places="0" number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number:min-decimal-places="0" number:min-integer-digits="1"/>
    </number:number-style>
    <number:number-style style:name="N113">
      <style:text-properties fo:color="#ff0000"/>
      <number:text>-</number:text>
      <number:number number:decimal-places="0" number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Result2" style:family="table-cell" style:parent-style-name="Result" style:data-style-name="N108"/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10:39:10.4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kkart Kleinod</meta:initial-creator>
    <meta:creation-date>2015-09-15T10:21:48.112000000</meta:creation-date>
    <meta:editing-cycles>360</meta:editing-cycles>
    <meta:editing-duration>PT10H18M37S</meta:editing-duration>
    <dc:title>Saison Ekkart</dc:title>
    <dc:date>2021-09-27T14:42:19.469000000</dc:date>
    <meta:generator>LibreOffice/7.1.4.2$Windows_X86_64 LibreOffice_project/a529a4fab45b75fefc5b6226684193eb000654f6</meta:generator>
    <dc:creator>Ekkart Kleinod</dc:creator>
    <meta:document-statistic meta:table-count="5" meta:cell-count="1135" meta:object-count="0"/>
  </office:meta>
</office:document-meta>
</file>